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bfa6"/>
    </style:style>
    <style:style style:name="P2" style:family="paragraph" style:parent-style-name="Standard">
      <style:text-properties officeooo:paragraph-rsid="001c79af"/>
    </style:style>
    <style:style style:name="P3" style:family="paragraph" style:parent-style-name="Standard">
      <style:text-properties officeooo:rsid="001e5a44" officeooo:paragraph-rsid="001e5a44"/>
    </style:style>
    <style:style style:name="P4" style:family="paragraph" style:parent-style-name="Standard">
      <style:paragraph-properties fo:text-align="center" style:justify-single-word="false"/>
      <style:text-properties officeooo:rsid="00235921" officeooo:paragraph-rsid="00235921"/>
    </style:style>
    <style:style style:name="P5" style:family="paragraph" style:parent-style-name="Standard">
      <style:paragraph-properties fo:text-align="start" style:justify-single-word="false"/>
      <style:text-properties officeooo:rsid="00235921" officeooo:paragraph-rsid="00235921"/>
    </style:style>
    <style:style style:name="P6" style:family="paragraph" style:parent-style-name="Standard">
      <style:paragraph-properties fo:text-align="start" style:justify-single-word="false"/>
      <style:text-properties officeooo:rsid="00243b17" officeooo:paragraph-rsid="00243b17"/>
    </style:style>
    <style:style style:name="P7" style:family="paragraph" style:parent-style-name="Standard">
      <style:paragraph-properties fo:text-align="start" style:justify-single-word="false"/>
      <style:text-properties officeooo:rsid="00250715" officeooo:paragraph-rsid="00250715"/>
    </style:style>
    <style:style style:name="P8" style:family="paragraph" style:parent-style-name="Standard">
      <style:paragraph-properties fo:text-align="start" style:justify-single-word="false"/>
      <style:text-properties officeooo:rsid="00250715" officeooo:paragraph-rsid="002638df"/>
    </style:style>
    <style:style style:name="P9" style:family="paragraph" style:parent-style-name="Standard">
      <style:paragraph-properties fo:text-align="start" style:justify-single-word="false"/>
      <style:text-properties officeooo:rsid="00250715" officeooo:paragraph-rsid="0027fd2d"/>
    </style:style>
    <style:style style:name="P10" style:family="paragraph" style:parent-style-name="Standard">
      <style:paragraph-properties fo:text-align="start" style:justify-single-word="false"/>
      <style:text-properties officeooo:rsid="00250715" officeooo:paragraph-rsid="00291dc9"/>
    </style:style>
    <style:style style:name="P11" style:family="paragraph" style:parent-style-name="Standard">
      <style:paragraph-properties fo:text-align="start" style:justify-single-word="false"/>
      <style:text-properties officeooo:rsid="002aacb8" officeooo:paragraph-rsid="002aacb8"/>
    </style:style>
    <style:style style:name="P12" style:family="paragraph" style:parent-style-name="Standard">
      <style:paragraph-properties fo:text-align="start" style:justify-single-word="false"/>
      <style:text-properties officeooo:rsid="002638df" officeooo:paragraph-rsid="002638df"/>
    </style:style>
    <style:style style:name="P13" style:family="paragraph" style:parent-style-name="Standard">
      <style:paragraph-properties fo:text-align="start" style:justify-single-word="false"/>
      <style:text-properties officeooo:rsid="00275c8f" officeooo:paragraph-rsid="0027fd2d"/>
    </style:style>
    <style:style style:name="P14" style:family="paragraph" style:parent-style-name="Standard">
      <style:paragraph-properties fo:text-align="start" style:justify-single-word="false"/>
      <style:text-properties officeooo:rsid="00275c8f" officeooo:paragraph-rsid="00291dc9"/>
    </style:style>
    <style:style style:name="P15" style:family="paragraph">
      <style:paragraph-properties fo:text-align="center"/>
    </style:style>
    <style:style style:name="T1" style:family="text">
      <style:text-properties officeooo:rsid="00132962"/>
    </style:style>
    <style:style style:name="T2" style:family="text">
      <style:text-properties officeooo:rsid="0013bfa6"/>
    </style:style>
    <style:style style:name="T3" style:family="text">
      <style:text-properties officeooo:rsid="001583ac"/>
    </style:style>
    <style:style style:name="T4" style:family="text">
      <style:text-properties officeooo:rsid="00171fc3"/>
    </style:style>
    <style:style style:name="T5" style:family="text">
      <style:text-properties officeooo:rsid="0018051a"/>
    </style:style>
    <style:style style:name="T6" style:family="text">
      <style:text-properties officeooo:rsid="001988b1"/>
    </style:style>
    <style:style style:name="T7" style:family="text">
      <style:text-properties officeooo:rsid="001c79af"/>
    </style:style>
    <style:style style:name="T8" style:family="text">
      <style:text-properties officeooo:rsid="001e5a44"/>
    </style:style>
    <style:style style:name="T9" style:family="text">
      <style:text-properties officeooo:rsid="001feff9"/>
    </style:style>
    <style:style style:name="T10" style:family="text">
      <style:text-properties officeooo:rsid="0020c95c"/>
    </style:style>
    <style:style style:name="T11" style:family="text">
      <style:text-properties officeooo:rsid="0021c054"/>
    </style:style>
    <style:style style:name="T12" style:family="text">
      <style:text-properties officeooo:rsid="00243b17"/>
    </style:style>
    <style:style style:name="T13" style:family="text">
      <style:text-properties officeooo:rsid="00250715"/>
    </style:style>
    <style:style style:name="T14" style:family="text">
      <style:text-properties officeooo:rsid="002638df"/>
    </style:style>
    <style:style style:name="T15" style:family="text">
      <style:text-properties officeooo:rsid="00275c8f"/>
    </style:style>
    <style:style style:name="T16" style:family="text">
      <style:text-properties officeooo:rsid="00292670"/>
    </style:style>
    <style:style style:name="T17" style:family="text">
      <style:text-properties officeooo:rsid="002b34f8"/>
    </style:style>
    <style:style style:name="T18" style:family="text">
      <style:text-properties officeooo:rsid="002bda15"/>
    </style:style>
    <style:style style:name="T19" style:family="text">
      <style:text-properties officeooo:rsid="00310977"/>
    </style:style>
    <style:style style:name="T20" style:family="text">
      <style:text-properties officeooo:rsid="0034c5e6"/>
    </style:style>
    <style:style style:name="T21" style:family="text">
      <style:text-properties officeooo:rsid="00357554"/>
    </style:style>
    <style:style style:name="T22" style:family="text">
      <style:text-properties officeooo:rsid="0036d1f7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-----------------------------<text:span text:style-name="T1">Der Mensch als Wirtschaftssubjekt-----------------------------------</text:span></text:p>
      <text:p text:style-name="Standard">→<text:span text:style-name="T1"> Das Modell des rational handelnden Menschen (Homo oeconomicus)</text:span></text:p>
      <text:p text:style-name="Standard"><text:tab/>→<text:span text:style-name="T2"> Hat klare Vorstellung, welches Nutzen ihm das zu erwerbende Gut bringt.</text:span></text:p>
      <text:p text:style-name="P1"><text:tab/>→<text:span text:style-name="T2"> Alle Entscheidungen werden rational nach dem Kosten-/Nutzenverhältnis getroffen.</text:span><text:tab/></text:p>
      <text:p text:style-name="P1"><text:tab/>→<text:span text:style-name="T2"> Kann auch auf das Verhalten am Arbeitsplatz angewendet werden (höherer Lohn,</text:span></text:p>
      <text:p text:style-name="Standard"><text:tab/><text:tab/><text:span text:style-name="T2">kürzere Arbeitszeit → Erhöhung der Leistung).</text:span></text:p>
      <text:p text:style-name="Standard"/>
      <text:p text:style-name="Standard">→<text:span text:style-name="T2"> Das Modell des beschränkt-rational handelnden Menschen </text:span></text:p>
      <text:p text:style-name="Standard"><text:tab/>→<text:span text:style-name="T3"> Aufgrund mangelnder Ressourcen, wird nicht nach optimalen, sondern nach </text:span></text:p>
      <text:p text:style-name="Standard"><text:tab/><text:tab/><text:span text:style-name="T3">zufriedenstellenden Ergebnissen gesucht.</text:span></text:p>
      <text:p text:style-name="Standard"><text:tab/><text:tab/>→<text:span text:style-name="T4"> satisfying vs maximizing.</text:span></text:p>
      <text:p text:style-name="Standard"><text:tab/>→<text:span text:style-name="T4"> Selektiert nicht nach den besten Entscheidungsalternativen.</text:span></text:p>
      <text:p text:style-name="Standard"><text:tab/><text:tab/>→<text:span text:style-name="T4"> habitualisiertem Verhalten.</text:span></text:p>
      <text:p text:style-name="Standard"><text:tab/></text:p>
      <text:p text:style-name="Standard">→<text:span text:style-name="T4"> Das Modell des sozialen Menschen </text:span></text:p>
      <text:p text:style-name="Standard"><text:tab/>→<text:span text:style-name="T4"> Menschen Handeln und Denken in Betrieben nicht als isolierte Individuen.</text:span></text:p>
      <text:p text:style-name="Standard"><text:tab/>→<text:span text:style-name="T5"> Verhalten und Leistungswille hängt von Sozialen Faktoren und Beziehungen ab, die</text:span></text:p>
      <text:p text:style-name="Standard"><text:tab/><text:tab/><text:span text:style-name="T5">die Menschen zufriedenstellen.</text:span></text:p>
      <text:p text:style-name="Standard"/>
      <text:p text:style-name="Standard">→<text:span text:style-name="T6"> Das Modell des Menschen als Potenzial von Fähigkeiten und Fertigkeiten</text:span></text:p>
      <text:p text:style-name="P2"><text:tab/>→<text:span text:style-name="T7"> Der einzelne Mensch wird als Pool mit Fähigkeiten und Fertigkeiten betrachtet.</text:span></text:p>
      <text:p text:style-name="P2"><text:tab/>→<text:span text:style-name="T6"> Mitarbeiter besitzen unternehmensnützliche Fähigkeiten und Fertigkeiten die es zu <text:tab/><text:tab/><text:tab/>fördern und weiterentwickeln gilt.</text:span></text:p>
      <text:p text:style-name="Standard"><text:tab/><text:tab/>→<text:span text:style-name="T7"> Motivation durch Ausnutzung dieser Fähigkeiten und Fertigkeiten (Gefühl der </text:span></text:p>
      <text:p text:style-name="Standard"><text:tab/><text:tab/><text:tab/><text:span text:style-name="T8">Erfüllung).</text:span></text:p>
      <text:p text:style-name="Standard"/>
      <text:p text:style-name="Standard"/>
      <text:p text:style-name="Standard">---------------------------------------<text:span text:style-name="T8">Bedürfnisse Bedarf Nachfrage--------------------------------------------</text:span></text:p>
      <text:p text:style-name="P3">→ <text:span text:style-name="T9">Knappe Güter: Stehen nicht im ausreichendem Maße zur Verfügung und haben daher einen <text:tab/>Preis.</text:span></text:p>
      <text:p text:style-name="P3">→<text:span text:style-name="T9"> Bedürfnis z.B. unkonkretes Bedürfnis nach Nahrung.</text:span></text:p>
      <text:p text:style-name="P3"><text:tab/>→<text:span text:style-name="T9"> Konkreter Wunsch, das Bedürfnis mit Pommes zu befriedigen, ist der ökonomische </text:span></text:p>
      <text:p text:style-name="P3"><text:tab/><text:tab/><text:span text:style-name="T10">relevante Bedarf (Bedürfnis nimmt Form an und hat einen Wert).</text:span></text:p>
      <text:p text:style-name="P3"><text:tab/><text:tab/>→<text:span text:style-name="T10"> Durch Kauf der Pommes, wird Bedarf zur Nachfrage.</text:span></text:p>
      <text:p text:style-name="P3"><text:tab/><text:tab/><text:tab/>→<text:span text:style-name="T11"> Nachfrage ist der erfüllte Wunsch bzw. erfülltes Bedürfnis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→<text:span text:style-name="T12"> Bedürfnispyramide nach Maslow</text:span></text:p>
      <text:p text:style-name="P3"/>
      <text:p text:style-name="P3"/>
      <text:p text:style-name="P3"/>
      <text:p text:style-name="P3"><draw:line text:anchor-type="paragraph" draw:z-index="0" draw:name="Form1" draw:style-name="gr1" draw:text-style-name="P15" svg:x1="7.96cm" svg:y1="0.074cm" svg:x2="3.847cm" svg:y2="6.304cm"><text:p/></draw:line><draw:line text:anchor-type="paragraph" draw:z-index="1" draw:name="Form2" draw:style-name="gr1" draw:text-style-name="P15" svg:x1="8.825cm" svg:y1="0.026cm" svg:x2="13.683cm" svg:y2="6.014cm"><text:p/></draw:line><text:tab/><text:span text:style-name="T13">Bedürfnis nach Selbstverwirklichung</text:span></text:p>
      <text:p text:style-name="P3"><draw:line text:anchor-type="paragraph" draw:z-index="7" draw:name="Form9" draw:style-name="gr1" draw:text-style-name="P15" svg:x1="3.268cm" svg:y1="0.123cm" svg:x2="8.295cm" svg:y2="0.557cm"><text:p/></draw:line><draw:line text:anchor-type="paragraph" draw:z-index="8" draw:name="Form10" draw:style-name="gr1" draw:text-style-name="P15" svg:x1="7.96cm" svg:y1="0.34cm" svg:x2="8.537cm" svg:y2="0.58cm"><text:p/></draw:line></text:p>
      <text:p text:style-name="P3"><draw:line text:anchor-type="paragraph" draw:z-index="9" draw:name="Form11" draw:style-name="gr1" draw:text-style-name="P15" svg:x1="7.96cm" svg:y1="0.285cm" svg:x2="8.537cm" svg:y2="0.093cm"><text:p/></draw:line></text:p>
      <text:p text:style-name="P3"><draw:line text:anchor-type="paragraph" draw:z-index="4" draw:name="Form5" draw:style-name="gr1" draw:text-style-name="P15" svg:x1="7.165cm" svg:y1="0.306cm" svg:x2="9.716cm" svg:y2="0.258cm"><text:p/></draw:line></text:p>
      <text:p text:style-name="P4">Bedürfnis </text:p>
      <text:p text:style-name="P4">nach sozialer </text:p>
      <text:p text:style-name="P4">Achtung und</text:p>
      <text:p text:style-name="P4">Wertschätzung </text:p>
      <text:p text:style-name="P4"><draw:line text:anchor-type="paragraph" draw:z-index="3" draw:name="Form4" draw:style-name="gr1" draw:text-style-name="P15" svg:x1="5.794cm" svg:y1="0.275cm" svg:x2="11.615cm" svg:y2="0.275cm"><text:p/></draw:line></text:p>
      <text:p text:style-name="P4">soziale Bedürfnisse</text:p>
      <text:p text:style-name="P4"><draw:line text:anchor-type="paragraph" draw:z-index="5" draw:name="Form6" draw:style-name="gr1" draw:text-style-name="P15" svg:x1="5.554cm" svg:y1="0.337cm" svg:x2="12.096cm" svg:y2="0.289cm"><text:p/></draw:line></text:p>
      <text:p text:style-name="P4">Sicherheitsbedürfnisse</text:p>
      <text:p text:style-name="P4"><draw:line text:anchor-type="paragraph" draw:z-index="6" draw:name="Form7" draw:style-name="gr1" draw:text-style-name="P15" svg:x1="4.881cm" svg:y1="0.462cm" svg:x2="12.891cm" svg:y2="0.469cm"><text:p/></draw:line></text:p>
      <text:p text:style-name="P4">physiologische Bedürfnisse</text:p>
      <text:p text:style-name="P4"/>
      <text:p text:style-name="P5"><draw:line text:anchor-type="paragraph" draw:z-index="2" draw:name="Form3" draw:style-name="gr1" draw:text-style-name="P15" svg:x1="4.784cm" svg:y1="0.206cm" svg:x2="13.348cm" svg:y2="0.206cm"><text:p/></draw:line></text:p>
      <text:p text:style-name="P7">erst:</text:p>
      <text:p text:style-name="P6">1. Essen, Trinken, Schlafen</text:p>
      <text:p text:style-name="P7">dann:</text:p>
      <text:p text:style-name="P6">2. <text:span text:style-name="T13">Sicherung der Existenz und Zukunftsvorsorge</text:span></text:p>
      <text:p text:style-name="P7">dann:</text:p>
      <text:p text:style-name="P7">3. Wunsch nach Kontakt zu anderen Menschen</text:p>
      <text:p text:style-name="P7">dann:</text:p>
      <text:p text:style-name="P7">4. Anerkennung, Wertschätzung, Statussicherung</text:p>
      <text:p text:style-name="P7">dann:</text:p>
      <text:p text:style-name="P7">5. Wunsch der Entfaltung der individuellen Fähigkeit, Interessen und Begabun<text:span text:style-name="T14">g</text:span></text:p>
      <text:p text:style-name="P7"/>
      <text:p text:style-name="P7"><text:tab/>→ Stufe 1 – 4 : Mangelbedürfnisse</text:p>
      <text:p text:style-name="P7"><text:tab/><text:tab/>→ <text:span text:style-name="T14">Bedürfnis nimmt mit Zunahme der Befriedigung ab, entstehen später jedoch <text:tab/><text:tab/><text:tab/><text:tab/>erneut (erneut hunger).</text:span></text:p>
      <text:p text:style-name="P7"/>
      <text:p text:style-name="P7"><text:tab/>→ Stufe 5 : Wachstumsbedürfnisse</text:p>
      <text:p text:style-name="P8"><text:tab/><text:tab/>→<text:span text:style-name="T14"> Durch Befriedigung der Bedürfnisse nehmen Bedürfnisse zu (Fähigkeiten immer </text:span></text:p>
      <text:p text:style-name="P12"><text:tab/><text:tab/><text:tab/>weiter erweitern, erschließe neue Interessen → Selbstverwirklichung).</text:p>
      <text:p text:style-name="P12"><text:s/></text:p>
      <text:p text:style-name="P8">-----------------------------<text:span text:style-name="T15">Prinzipien und Ziele wirtschaftlichen Handelns----------------------------------</text:span></text:p>
      <text:p text:style-name="P8">→<text:span text:style-name="T15"> Gewinn: Differenz zwischen Ertrag und Aufwand ist Positiv.</text:span></text:p>
      <text:p text:style-name="P8"><text:tab/>→<text:span text:style-name="T15"> Ertrag (Produktionsergebnis): Einnahmen eines produzierenden Unternehmens oder <text:tab/><text:tab/><text:tab/>Produktionsergebnis.</text:span></text:p>
      <text:p text:style-name="P8"><text:tab/>→<text:span text:style-name="T15"> Aufwand (Produktionseinsatz): Aufwand um bspw. Güter herzustellen.</text:span></text:p>
      <text:p text:style-name="P9">→<text:span text:style-name="T15"> Ökonomisches Prinzip: Optimierung des Verhältnisses zwischen Ertrag (Produktionsergebnis) <text:tab/>und Aufwand (Produktionseinsatz).</text:span></text:p>
      <text:p text:style-name="P13"><text:tab/>→ Also wirtschaftliches Handeln.</text:p>
      <text:p text:style-name="P14">→ Minimumprinzip: <text:span text:style-name="T22">Vorgegebener Ertrag mit geringsten Aufwand Herstellen.</text:span></text:p>
      <text:p text:style-name="P14">→ Maximumprinzip: <text:span text:style-name="T20">Bei vorgegebenen</text:span> Aufwand, möglichst <text:span text:style-name="T21">viel</text:span> <text:span text:style-name="T20">Ertrag.</text:span></text:p>
      <text:p text:style-name="P10">→<text:span text:style-name="T16"> Extremum- Optimumprinzip: Möglichst günstiges Verhältnis zwischen Ertrag und Aufwand.</text:span></text:p>
      <text:p text:style-name="P11">→ Erfolgsmessung</text:p>
      <text:p text:style-name="P11"><text:tab/>→ Produktivität ist Verhältnis von Ausbringungsmenge (Outputmenge) und </text:p>
      <text:p text:style-name="P11"><text:soft-page-break/><text:tab/><text:tab/>Faktoreinsatzmenge (Inputmenge)</text:p>
      <text:p text:style-name="P11"><text:tab/></text:p>
      <text:p text:style-name="P11"><text:tab/><text:tab/><text:tab/><text:tab/><text:tab/><text:tab/><text:tab/>Outputmenge <text:span text:style-name="T19">(Ausbringungsmenge)</text:span></text:p>
      <text:p text:style-name="P11"><draw:line text:anchor-type="paragraph" draw:z-index="10" draw:name="Form12" draw:style-name="gr1" draw:text-style-name="P15" svg:x1="8.223cm" svg:y1="0.161cm" svg:x2="12.097cm" svg:y2="0.209cm"><text:p/></draw:line><text:tab/><text:tab/><text:span text:style-name="T17">PRODUKTIVITÄT</text:span> <text:s text:c="7"/>=<text:tab/><text:tab/></text:p>
      <text:p text:style-name="P11"><text:tab/><text:tab/><text:tab/><text:tab/><text:tab/><text:tab/><text:tab/>Inputmenge <text:span text:style-name="T19">(Faktoreinsatzmenge)</text:span></text:p>
      <text:p text:style-name="P11"/>
      <text:p text:style-name="P11"><text:tab/><text:tab/>→<text:span text:style-name="T17"> Arbeitsproduktivität = Ausbringungsmenge / eingesetzte Arbeitsstunden</text:span></text:p>
      <text:p text:style-name="P11"><text:tab/><text:tab/>→<text:span text:style-name="T17"> Maschinenproduktivität = Ausbringungsmenge / eingesetzte Maschinenstunden</text:span></text:p>
      <text:p text:style-name="P11"><text:tab/><text:tab/>→<text:span text:style-name="T17"> Materialproduktivität = Ausbringungsmenge / eingesetzte Materialeinsatzmenge</text:span></text:p>
      <text:p text:style-name="P11"/>
      <text:p text:style-name="P11"><text:tab/>→<text:span text:style-name="T17"> Wirtschaftlichkeit oder auch Effizienz </text:span></text:p>
      <text:p text:style-name="P11"/>
      <text:p text:style-name="P11"><text:tab/><text:tab/><text:tab/><text:tab/><text:tab/><text:tab/><text:tab/><text:span text:style-name="T18">bewertete Outputmenge (z. B. In Euro)</text:span><text:tab/></text:p>
      <text:p text:style-name="P11"><draw:line text:anchor-type="paragraph" draw:z-index="11" draw:name="Form13" draw:style-name="gr1" draw:text-style-name="P15" svg:x1="8.585cm" svg:y1="0.222cm" svg:x2="15.776cm" svg:y2="0.199cm"><text:p/></draw:line><text:tab/><text:tab/><text:span text:style-name="T18">WIRTSCHAFTLICHKEIT <text:s text:c="7"/>= <text:s text:c="7"/></text:span></text:p>
      <text:p text:style-name="P11"><text:tab/><text:tab/><text:tab/><text:tab/><text:tab/><text:tab/><text:tab/><text:span text:style-name="T18">bewertete Inputmenge (z. B. In Euro)</text:span></text:p>
      <text:p text:style-name="P11"/>
      <text:p text:style-name="P11"><text:tab/></text:p>
      <text:p text:style-name="P11"><text:tab/>→<text:span text:style-name="T18"> Effektivität: Inwieweit wurden geplante Ziele erreicht?</text:span></text:p>
      <text:p text:style-name="P11"/>
      <text:p text:style-name="P11"><text:tab/><text:tab/></text:p>
      <text:p text:style-name="P11"><text:tab/><text:tab/><text:tab/><text:tab/><text:tab/><text:tab/><text:span text:style-name="T18">Ergebnis</text:span></text:p>
      <text:p text:style-name="P11"><draw:line text:anchor-type="paragraph" draw:z-index="12" draw:name="Form14" draw:style-name="gr1" draw:text-style-name="P15" svg:x1="7.407cm" svg:y1="0.152cm" svg:x2="9.474cm" svg:y2="0.104cm"><text:p/></draw:line><text:tab/><text:tab/><text:span text:style-name="T18">EFFEKTIVITÄT <text:s text:c="7"/>=</text:span></text:p>
      <text:p text:style-name="P11"><text:tab/><text:tab/><text:tab/><text:tab/><text:tab/><text:tab/> <text:s text:c="2"/><text:span text:style-name="T18">Zie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4:48:34.252416118</meta:creation-date>
    <dc:date>2019-11-06T17:06:01.713142794</dc:date>
    <meta:editing-duration>PT3H42M8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3" meta:paragraph-count="83" meta:word-count="472" meta:character-count="4090" meta:non-whitespace-character-count="3531"/>
  </office:meta>
</office:document-meta>
</file>